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4.628in"/>
    </style:style>
    <style:style style:name="co6" style:family="table-column">
      <style:table-column-properties fo:break-before="auto" style:column-width="1.142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Oznaczeni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Adnotacja</text:p>
          </table:table-cell>
          <table:table-cell office:value-type="string" calcext:value-type="string">
            <text:p>Wspólny z CAN</text:p>
          </table:table-cell>
          <table:table-cell office:value-type="string" calcext:value-type="string">
            <text:p>Czy kupować?</text:p>
          </table:table-cell>
          <table:table-cell office:value-type="string" calcext:value-type="string">
            <text:p>Próg ilościowy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utto</text:p>
          </table:table-cell>
          <table:table-cell office:value-type="string" calcext:value-type="string">
            <text:p>Netto łączenie</text:p>
          </table:table-cell>
          <table:table-cell office:value-type="string" calcext:value-type="string">
            <text:p>brutto łącznie</text:p>
          </table:table-cell>
        </table:table-row>
        <table:table-row table:style-name="ro1">
          <table:table-cell/>
          <table:table-cell office:value-type="string" calcext:value-type="string">
            <text:p>Rezysto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T2,RT3</text:p>
          </table:table-cell>
          <table:table-cell office:value-type="string" calcext:value-type="string">
            <text:p>Rezystor 62 ohm</text:p>
          </table:table-cell>
          <table:table-cell office:value-type="string" calcext:value-type="string">
            <text:p><text:a xlink:href="https://www.tme.eu/pl/details/mf0207fte-120r/rezystory-tht/yageo/mf0207fte52-120r/" xlink:type="simple">TME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amieniono 120ohm na 2x 62ohm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10286" calcext:value-type="float">
            <text:p>0.10286</text:p>
          </table:table-cell>
          <table:table-cell office:value-type="float" office:value="0.1266" calcext:value-type="float">
            <text:p>0.1266</text:p>
          </table:table-cell>
          <table:table-cell table:formula="of:=IF([.G3] = &quot;TAK&quot;;[.H3]*[.I3];0)" office:value-type="float" office:value="0" calcext:value-type="float">
            <text:p>0</text:p>
          </table:table-cell>
          <table:table-cell table:formula="of:=IF([.G3] = &quot;TAK&quot;;[.H3]*[.J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1</text:p>
          </table:table-cell>
          <table:table-cell office:value-type="string" calcext:value-type="string">
            <text:p>Rezystor 130 ohm</text:p>
          </table:table-cell>
          <table:table-cell office:value-type="string" calcext:value-type="string">
            <text:p><text:a xlink:href="https://www.tme.eu/pl/details/m0.4w-130r/rezystory-tht/royal-ohm/mff04ff1300a50/" xlink:type="simple">TM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zą mieć takie wartości I dokładność, lepiej kupić na sztuki poza TME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14907" calcext:value-type="float">
            <text:p>0.14907</text:p>
          </table:table-cell>
          <table:table-cell office:value-type="float" office:value="0.1833" calcext:value-type="float">
            <text:p>0.1833</text:p>
          </table:table-cell>
          <table:table-cell table:formula="of:=IF([.G4] = &quot;TAK&quot;;[.H4]*[.I4];0)" office:value-type="float" office:value="0" calcext:value-type="float">
            <text:p>0</text:p>
          </table:table-cell>
          <table:table-cell table:formula="of:=IF([.G4] = &quot;TAK&quot;;[.H4]*[.J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, R7</text:p>
          </table:table-cell>
          <table:table-cell office:value-type="string" calcext:value-type="string">
            <text:p>Rezystor 750 ohm</text:p>
          </table:table-cell>
          <table:table-cell office:value-type="string" calcext:value-type="string">
            <text:p><text:a xlink:href="https://www.tme.eu/pl/details/m0.4w-750r/rezystory-tht/royal-ohm/mff04ff7500a50/" xlink:type="simple">TME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zystory wymusające prąd 4,4 mA do diod D3, D4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G5] = &quot;TAK&quot;;[.H5]*[.I5];0)" office:value-type="float" office:value="0" calcext:value-type="float">
            <text:p>0</text:p>
          </table:table-cell>
          <table:table-cell table:formula="of:=IF([.G5] = &quot;TAK&quot;;[.H5]*[.J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, R5</text:p>
          </table:table-cell>
          <table:table-cell office:value-type="string" calcext:value-type="string">
            <text:p>Rezystor 750 ohm</text:p>
          </table:table-cell>
          <table:table-cell office:value-type="string" calcext:value-type="string">
            <text:p><text:a xlink:href="https://www.tme.eu/pl/details/m0.4w-750r/rezystory-tht/royal-ohm/mff04ff7500a50/" xlink:type="simple">TM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zą mieć takie wartości I dokładność, warto kupić na sztuki poza TME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14907" calcext:value-type="float">
            <text:p>0.14907</text:p>
          </table:table-cell>
          <table:table-cell office:value-type="float" office:value="0.1833" calcext:value-type="float">
            <text:p>0.1833</text:p>
          </table:table-cell>
          <table:table-cell table:formula="of:=IF([.G6] = &quot;TAK&quot;;[.H6]*[.I6];0)" office:value-type="float" office:value="0" calcext:value-type="float">
            <text:p>0</text:p>
          </table:table-cell>
          <table:table-cell table:formula="of:=IF([.G6] = &quot;TAK&quot;;[.H6]*[.J6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, R9</text:p>
          </table:table-cell>
          <table:table-cell office:value-type="string" calcext:value-type="string">
            <text:p>Rezystor 300 ohm</text:p>
          </table:table-cell>
          <table:table-cell office:value-type="string" calcext:value-type="string">
            <text:p><text:a xlink:href="https://www.tme.eu/pl/details/cf1_4ws-300r/rezystory-tht/sr-passives/" xlink:type="simple">TME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zystor bramki mosfetów, może mieć wyższą wartość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00" calcext:value-type="float">
            <text:p>100</text:p>
          </table:table-cell>
          <table:table-cell office:value-type="float" office:value="0.03606" calcext:value-type="float">
            <text:p>0.03606</text:p>
          </table:table-cell>
          <table:table-cell office:value-type="float" office:value="0.0523" calcext:value-type="float">
            <text:p>0.0523</text:p>
          </table:table-cell>
          <table:table-cell table:formula="of:=IF([.G7] = &quot;TAK&quot;;[.H7]*[.I7];0)" office:value-type="float" office:value="3.606" calcext:value-type="float">
            <text:p>3.606</text:p>
          </table:table-cell>
          <table:table-cell table:formula="of:=IF([.G7] = &quot;TAK&quot;;[.H7]*[.J7];0)"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R1,R2,R3, R11, R12, R13, R10, R14</text:p>
          </table:table-cell>
          <table:table-cell office:value-type="string" calcext:value-type="string">
            <text:p>Rezystor 10k</text:p>
          </table:table-cell>
          <table:table-cell office:value-type="string" calcext:value-type="string">
            <text:p><text:a xlink:href="https://www.tme.eu/pl/details/cf1_4w-10k/rezystory-tht/sr-passives/" xlink:type="simple">TME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ullupy/pulldowny, mogą mieć wyższe wartości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03516" calcext:value-type="float">
            <text:p>0.03516</text:p>
          </table:table-cell>
          <table:table-cell office:value-type="float" office:value="0.0433" calcext:value-type="float">
            <text:p>0.0433</text:p>
          </table:table-cell>
          <table:table-cell table:formula="of:=IF([.G8] = &quot;TAK&quot;;[.H8]*[.I8];0)" office:value-type="float" office:value="0" calcext:value-type="float">
            <text:p>0</text:p>
          </table:table-cell>
          <table:table-cell table:formula="of:=IF([.G8] = &quot;TAK&quot;;[.H8]*[.J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ondensatory </text:p>
          </table:table-cell>
          <table:table-cell table:number-columns-repeated="8"/>
          <table:table-cell table:formula="of:=IF([.G9] = &quot;TAK&quot;;[.H9]*[.I9];0)" office:value-type="float" office:value="0" calcext:value-type="float">
            <text:p>0</text:p>
          </table:table-cell>
          <table:table-cell table:formula="of:=IF([.G9] = &quot;TAK&quot;;[.H9]*[.J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, C4</text:p>
          </table:table-cell>
          <table:table-cell office:value-type="string" calcext:value-type="string">
            <text:p>Kondensator 10uF tantal</text:p>
          </table:table-cell>
          <table:table-cell office:value-type="string" calcext:value-type="string">
            <text:p><text:a xlink:href="https://www.tme.eu/pl/details/tap106k010ccs/kondensatory-tantalowe-tht/kyocera-avx/" xlink:type="simple">TME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że mieć nieco wyższą wartość, musi być tantalonow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15" calcext:value-type="float">
            <text:p>15</text:p>
          </table:table-cell>
          <table:table-cell office:value-type="float" office:value="1.33719" calcext:value-type="float">
            <text:p>1.33719</text:p>
          </table:table-cell>
          <table:table-cell office:value-type="float" office:value="1.646" calcext:value-type="float">
            <text:p>1.646</text:p>
          </table:table-cell>
          <table:table-cell table:formula="of:=IF([.G10] = &quot;TAK&quot;;[.H10]*[.I10];0)" office:value-type="float" office:value="20.05785" calcext:value-type="float">
            <text:p>20.05785</text:p>
          </table:table-cell>
          <table:table-cell table:formula="of:=IF([.G10] = &quot;TAK&quot;;[.H10]*[.J10];0)" office:value-type="float" office:value="24.69" calcext:value-type="float">
            <text:p>24.69</text:p>
          </table:table-cell>
        </table:table-row>
        <table:table-row table:style-name="ro1">
          <table:table-cell office:value-type="string" calcext:value-type="string">
            <text:p>C1, C3, C5, C6</text:p>
          </table:table-cell>
          <table:table-cell office:value-type="string" calcext:value-type="string">
            <text:p>Kondensator 0.1uF </text:p>
          </table:table-cell>
          <table:table-cell office:value-type="string" calcext:value-type="string">
            <text:p><text:a xlink:href="https://www.tme.eu/pl/details/cc-100n/kondensatory-ceramiczne-tht/sr-passives/" xlink:type="simple">TME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że mieć nieco wyższą <text:s/>wartość 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23" calcext:value-type="float">
            <text:p>0.123</text:p>
          </table:table-cell>
          <table:table-cell table:formula="of:=IF([.G11] = &quot;TAK&quot;;[.H11]*[.I11];0)" office:value-type="float" office:value="0" calcext:value-type="float">
            <text:p>0</text:p>
          </table:table-cell>
          <table:table-cell table:formula="of:=IF([.G11] = &quot;TAK&quot;;[.H11]*[.J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ody </text:p>
          </table:table-cell>
          <table:table-cell table:number-columns-repeated="8"/>
          <table:table-cell table:formula="of:=IF([.G12] = &quot;TAK&quot;;[.H12]*[.I12];0)" office:value-type="float" office:value="0" calcext:value-type="float">
            <text:p>0</text:p>
          </table:table-cell>
          <table:table-cell table:formula="of:=IF([.G12] = &quot;TAK&quot;;[.H12]*[.J1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-7113LYD</text:p>
          </table:table-cell>
          <table:table-cell office:value-type="string" calcext:value-type="string">
            <text:p><text:a xlink:href="https://www.tme.eu/pl/details/l-7113lyd/diody-led-tht-okragle/kingbright-electronic/" xlink:type="simple">TME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gą być inne, te są dostosowane pod prąd 4,4 mA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15" calcext:value-type="float">
            <text:p>15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942" calcext:value-type="float">
            <text:p>0.942</text:p>
          </table:table-cell>
          <table:table-cell table:formula="of:=IF([.G13] = &quot;TAK&quot;;[.H13]*[.I13];0)" office:value-type="float" office:value="11.502" calcext:value-type="float">
            <text:p>11.502</text:p>
          </table:table-cell>
          <table:table-cell table:formula="of:=IF([.G13] = &quot;TAK&quot;;[.H13]*[.J13];0)"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TL-307ELC</text:p>
          </table:table-cell>
          <table:table-cell office:value-type="string" calcext:value-type="string">
            <text:p><text:a xlink:href="https://www.tme.eu/pl/details/ltl-307elc/diody-led-tht-okragle/liteon/" xlink:type="simple">TME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gą być inne, te są dostosowane pod prąd 4,4 mA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32716" calcext:value-type="float">
            <text:p>0.32716</text:p>
          </table:table-cell>
          <table:table-cell office:value-type="float" office:value="0.401" calcext:value-type="float">
            <text:p>0.401</text:p>
          </table:table-cell>
          <table:table-cell table:formula="of:=IF([.G14] = &quot;TAK&quot;;[.H14]*[.I14];0)" office:value-type="float" office:value="0" calcext:value-type="float">
            <text:p>0</text:p>
          </table:table-cell>
          <table:table-cell table:formula="of:=IF([.G14] = &quot;TAK&quot;;[.H14]*[.J1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, D2</text:p>
          </table:table-cell>
          <table:table-cell office:value-type="string" calcext:value-type="string">
            <text:p>5M712</text:p>
          </table:table-cell>
          <table:table-cell office:value-type="string" calcext:value-type="string">
            <text:p><text:a xlink:href="https://www.tme.eu/pl/details/sm712.tct/diody-zabezpieczajace-drabinki/semtech/" xlink:type="simple">TME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zą być dokładnie te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11" calcext:value-type="float">
            <text:p>11</text:p>
          </table:table-cell>
          <table:table-cell office:value-type="float" office:value="3.761" calcext:value-type="float">
            <text:p>3.761</text:p>
          </table:table-cell>
          <table:table-cell office:value-type="float" office:value="4.65" calcext:value-type="float">
            <text:p>4.65</text:p>
          </table:table-cell>
          <table:table-cell table:formula="of:=IF([.G15] = &quot;TAK&quot;;[.H15]*[.I15];0)" office:value-type="float" office:value="41.371" calcext:value-type="float">
            <text:p>41.371</text:p>
          </table:table-cell>
          <table:table-cell table:formula="of:=IF([.G15] = &quot;TAK&quot;;[.H15]*[.J15];0)" office:value-type="float" office:value="51.15" calcext:value-type="float">
            <text:p>51.15</text:p>
          </table:table-cell>
        </table:table-row>
        <table:table-row table:style-name="ro1">
          <table:table-cell/>
          <table:table-cell office:value-type="string" calcext:value-type="string">
            <text:p>Tranzystory </text:p>
          </table:table-cell>
          <table:table-cell table:number-columns-repeated="8"/>
          <table:table-cell table:formula="of:=IF([.G16] = &quot;TAK&quot;;[.H16]*[.I16];0)" office:value-type="float" office:value="0" calcext:value-type="float">
            <text:p>0</text:p>
          </table:table-cell>
          <table:table-cell table:formula="of:=IF([.G16] = &quot;TAK&quot;;[.H16]*[.J16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1, 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<text:a xlink:href="https://www.tme.eu/pl/details/2n7002-dio/tranzystory-z-kanalem-n-smd/diotec-semiconductor/2n7002/" xlink:type="simple">TME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gą być inne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25" calcext:value-type="float">
            <text:p>25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2024" calcext:value-type="float">
            <text:p>0.2024</text:p>
          </table:table-cell>
          <table:table-cell table:formula="of:=IF([.G17] = &quot;TAK&quot;;[.H17]*[.I17];0)" office:value-type="float" office:value="4.09" calcext:value-type="float">
            <text:p>4.09</text:p>
          </table:table-cell>
          <table:table-cell table:formula="of:=IF([.G17] = &quot;TAK&quot;;[.H17]*[.J17];0)" office:value-type="float" office:value="5.06" calcext:value-type="float">
            <text:p>5.06</text:p>
          </table:table-cell>
        </table:table-row>
        <table:table-row table:style-name="ro1">
          <table:table-cell/>
          <table:table-cell office:value-type="string" calcext:value-type="string">
            <text:p>Układy Scalone</text:p>
          </table:table-cell>
          <table:table-cell table:number-columns-repeated="8"/>
          <table:table-cell table:formula="of:=IF([.G18] = &quot;TAK&quot;;[.H18]*[.I18];0)" office:value-type="float" office:value="0" calcext:value-type="float">
            <text:p>0</text:p>
          </table:table-cell>
          <table:table-cell table:formula="of:=IF([.G18] = &quot;TAK&quot;;[.H18]*[.J18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AX3485</text:p>
          </table:table-cell>
          <table:table-cell office:value-type="string" calcext:value-type="string">
            <text:p><text:a xlink:href="https://www.tme.eu/pl/details/max3485eesa+t/uklady-scalone-interfejs-rs232-422-485/analog-devices-maxim-integrated/" xlink:type="simple">TME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zą być dokładnie te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11" calcext:value-type="float">
            <text:p>11</text:p>
          </table:table-cell>
          <table:table-cell office:value-type="float" office:value="6.78" calcext:value-type="float">
            <text:p>6.78</text:p>
          </table:table-cell>
          <table:table-cell office:value-type="float" office:value="8.34" calcext:value-type="float">
            <text:p>8.34</text:p>
          </table:table-cell>
          <table:table-cell table:formula="of:=IF([.G19] = &quot;TAK&quot;;[.H19]*[.I19];0)" office:value-type="float" office:value="74.58" calcext:value-type="float">
            <text:p>74.58</text:p>
          </table:table-cell>
          <table:table-cell table:formula="of:=IF([.G19] = &quot;TAK&quot;;[.H19]*[.J19];0)" office:value-type="float" office:value="91.74" calcext:value-type="float">
            <text:p>91.74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L27WZ08USG</text:p>
          </table:table-cell>
          <table:table-cell office:value-type="string" calcext:value-type="string">
            <text:p><text:a xlink:href="https://www.tme.eu/pl/details/nl27wz08usg/bramki-inwertery/onsemi/" xlink:type="simple">TME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gą być inne o tej samej funkcji 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11" calcext:value-type="float">
            <text:p>11</text:p>
          </table:table-cell>
          <table:table-cell office:value-type="float" office:value="1.164" calcext:value-type="float">
            <text:p>1.164</text:p>
          </table:table-cell>
          <table:table-cell office:value-type="float" office:value="1.436" calcext:value-type="float">
            <text:p>1.436</text:p>
          </table:table-cell>
          <table:table-cell table:formula="of:=IF([.G20] = &quot;TAK&quot;;[.H20]*[.I20];0)" office:value-type="float" office:value="12.804" calcext:value-type="float">
            <text:p>12.804</text:p>
          </table:table-cell>
          <table:table-cell table:formula="of:=IF([.G20] = &quot;TAK&quot;;[.H20]*[.J20];0)" office:value-type="float" office:value="15.796" calcext:value-type="float">
            <text:p>15.796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AHC1G04</text:p>
          </table:table-cell>
          <table:table-cell office:value-type="string" calcext:value-type="string">
            <text:p><text:a xlink:href="https://www.tme.eu/pl/details/74ahc1g04gv.125/bramki-inwertery/nexperia/74ahc1g04gv-125/" xlink:type="simple">TME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gą być inne o tej samej funkcji 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11" calcext:value-type="float">
            <text:p>11</text:p>
          </table:table-cell>
          <table:table-cell office:value-type="float" office:value="0.3871" calcext:value-type="float">
            <text:p>0.3871</text:p>
          </table:table-cell>
          <table:table-cell office:value-type="float" office:value="0.477" calcext:value-type="float">
            <text:p>0.477</text:p>
          </table:table-cell>
          <table:table-cell table:formula="of:=IF([.G21] = &quot;TAK&quot;;[.H21]*[.I21];0)" office:value-type="float" office:value="4.2581" calcext:value-type="float">
            <text:p>4.2581</text:p>
          </table:table-cell>
          <table:table-cell table:formula="of:=IF([.G21] = &quot;TAK&quot;;[.H21]*[.J21];0)" office:value-type="float" office:value="5.247" calcext:value-type="float">
            <text:p>5.24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Łącznie netto</text:p>
          </table:table-cell>
          <table:table-cell office:value-type="string" calcext:value-type="string">
            <text:p>Łącznie brutto</text:p>
          </table:table-cell>
        </table:table-row>
        <table:table-row table:style-name="ro1">
          <table:table-cell table:number-columns-repeated="10"/>
          <table:table-cell table:formula="of:=SUM([.K3:.K21])" office:value-type="float" office:value="172.26895" calcext:value-type="float">
            <text:p>172.26895</text:p>
          </table:table-cell>
          <table:table-cell table:formula="of:=SUM([.L3:.L21])" office:value-type="float" office:value="213.043" calcext:value-type="float">
            <text:p>213.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21:56:24.549090496</meta:creation-date>
    <dc:date>2023-04-02T10:57:06.754350259</dc:date>
    <meta:editing-duration>PT6H57M29S</meta:editing-duration>
    <meta:editing-cycles>8</meta:editing-cycles>
    <meta:generator>LibreOffice/7.3.7.2$Linux_X86_64 LibreOffice_project/30$Build-2</meta:generator>
    <meta:document-statistic meta:table-count="1" meta:cell-count="207" meta:object-count="0"/>
  </office:meta>
</office:document-meta>
</file>